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963cm"/>
    </style:style>
    <style:style style:name="co3" style:family="table-column">
      <style:table-column-properties fo:break-before="auto" style:column-width="3.942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6" table:default-cell-style-name="ce1"/>
        <table:table-row table:style-name="ro1">
          <table:table-cell office:value-type="string" calcext:value-type="string">
            <text:p>Capteur</text:p>
          </table:table-cell>
          <table:table-cell office:value-type="string" calcext:value-type="string">
            <text:p>Mesure</text:p>
          </table:table-cell>
          <table:table-cell office:value-type="string" calcext:value-type="string">
            <text:p>Borne Inf</text:p>
          </table:table-cell>
          <table:table-cell office:value-type="string" calcext:value-type="string">
            <text:p>Borne Sup</text:p>
          </table:table-cell>
          <table:table-cell office:value-type="string" calcext:value-type="string">
            <text:p>Précision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ompléments</text:p>
          </table:table-cell>
          <table:table-cell office:value-type="string" calcext:value-type="string">
            <text:p>Fournisseurs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DS18B20</text:p>
          </table:table-cell>
          <table:table-cell office:value-type="string" calcext:value-type="string">
            <text:p>température</text:p>
          </table:table-cell>
          <table:table-cell office:value-type="float" office:value="-55" calcext:value-type="float">
            <text:p>-55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1-Wire 3 broches</text:p>
          </table:table-cell>
          <table:table-cell office:value-type="string" calcext:value-type="string">
            <text:p>Résistance 4,7k Ohms</text:p>
          </table:table-cell>
          <table:table-cell office:value-type="string" calcext:value-type="string">
            <text:p>Farnell: 2,88€ ; Digikey: 2,00€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ME280</text:p>
          </table:table-cell>
          <table:table-cell table:number-columns-repeated="63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  <meta:creation-date>2017-10-20T23:41:04Z</meta:creation-date>
    <dc:date>2020-04-10T16:07:22.337000000</dc:date>
    <meta:editing-cycles>2</meta:editing-cycles>
    <meta:editing-duration>PT2M9S</meta:editing-duration>
    <meta:document-statistic meta:table-count="1" meta:cell-count="17" meta:object-count="0"/>
  </office:meta>
</office:document-meta>
</file>